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1cm" fo:min-width="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9cm" fo:min-width="5cm"/>
      <style:paragraph-properties style:writing-mode="lr-tb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4.31cm" fo:min-width="5cm"/>
      <style:paragraph-properties style:writing-mode="lr-tb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4.5cm" fo:min-width="5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3.06cm" fo:min-width="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5cm" fo:min-width="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31cm" fo:min-width="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1cm" fo:min-width="5.5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9cm" fo:min-width="5.5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31cm" fo:min-width="5.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06cm" fo:min-width="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cm" fo:min-width="37.5cm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2.31cm" fo:min-width="5.5cm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2.31cm" fo:min-width="6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9cm" fo:min-width="6cm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3.31cm" fo:min-width="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56cm" svg:x="23cm" svg:y="3.19cm">
          <text:p text:style-name="P1"><text:span text:style-name="T1">- name: Name</text:span></text:p>
          <text:p text:style-name="P1"><text:span text:style-name="T1">- address: Address</text:span></text:p>
          <text:p text:style-name="P1"><text:span text:style-name="T1">- cqc_rating: CQC_Scores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23cm" svg:y="1.75cm">
          <text:p text:style-name="P3"><text:span text:style-name="T2">G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5cm" svg:height="4.56cm" svg:x="23cm" svg:y="5.69cm">
          <text:p text:style-name="P5"><text:span text:style-name="T1"/></text:p>
          <text:p text:style-name="P5"><text:span text:style-name="T3">- set_name: String</text:span></text:p>
          <text:p text:style-name="P5"><text:span text:style-name="T1">- set_address: String[]</text:span></text:p>
          <text:p text:style-name="P5"><text:span text:style-name="T1">- get_address: String[]</text:span></text:p>
          <text:p text:style-name="P5"><text:span text:style-name="T1">- set_cqc_rating: String[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31.75cm" svg:y="1.75cm">
          <text:p text:style-name="P3"><text:span text:style-name="T2">Do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4.75cm" svg:x="31.75cm" svg:y="6.5cm">
          <text:p text:style-name="P5"><text:span text:style-name="T1">- set_add_disqualifications: String[]</text:span></text:p>
          <text:p text:style-name="P5"><text:span text:style-name="T1">- set_add_qualifications: String[]</text:span></text:p>
          <text:p text:style-name="P5"><text:span text:style-name="T1">- set_pay_band: int</text:span></text:p>
          <text:p text:style-name="P5"><text:span text:style-name="T1">- get_pay_band: int</text:span></text:p>
          <text:p text:style-name="P5"><text:span text:style-name="T1">- get_all_details: String[]</text:span></text:p>
          <text:p text:style-name="P5"><text:span text:style-name="T1">- set_current_staff: boolean</text:span></text:p>
          <text:p text:style-name="P5"><text:span text:style-name="T1">- get_current_staff: boolea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3.31cm" svg:x="24.5cm" svg:y="15.94cm">
          <text:p text:style-name="P5"><text:span text:style-name="T1">- forename: String</text:span></text:p>
          <text:p text:style-name="P5"><text:span text:style-name="T1">- surname: String</text:span></text:p>
          <text:p text:style-name="P5"><text:span text:style-name="T1">- home_address: Address</text:span></text:p>
          <text:p text:style-name="P5"><text:span text:style-name="T1">- conditions: Medical_conditions[]</text:span></text:p>
          <text:p text:style-name="P5"><text:span text:style-name="T1">- prescriptions: Prescriptions[]</text:span></text:p>
          <text:p text:style-name="P5"><text:span text:style-name="T1">- practice: G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24.5cm" svg:y="14.5cm">
          <text:p text:style-name="P3"><text:span text:style-name="T2">Pat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5cm" svg:height="3.75cm" svg:x="24.5cm" svg:y="19.25cm">
          <text:p text:style-name="P5"><text:span text:style-name="T1">- set_new_condition: 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5cm" svg:height="2.56cm" svg:x="33.25cm" svg:y="17.69cm">
          <text:p text:style-name="P5"><text:span text:style-name="T1">- time: Time</text:span></text:p>
          <text:p text:style-name="P5"><text:span text:style-name="T1">- location: Address</text:span></text:p>
          <text:p text:style-name="P5"><text:span text:style-name="T1">- patient: Pat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1.44cm" svg:x="33.25cm" svg:y="16.25cm">
          <text:p text:style-name="P3"><text:span text:style-name="T2">Appoint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cm" svg:height="4.56cm" svg:x="33.25cm" svg:y="20.19cm">
          <text:p text:style-name="P5"><text:span text:style-name="T1">- set_time: String</text:span></text:p>
          <text:p text:style-name="P5"><text:span text:style-name="T1">- get_time: String</text:span></text:p>
          <text:p text:style-name="P5"><text:span text:style-name="T1">- set_location: String</text:span></text:p>
          <text:p text:style-name="P5"><text:span text:style-name="T1">- get_location: St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2.56cm" svg:x="15.25cm" svg:y="16.94cm">
          <text:p text:style-name="P5"><text:span text:style-name="T1">- physical_activity_hours_weekly: int</text:span></text:p>
          <text:p text:style-name="P5"><text:span text:style-name="T1">- tobacco_products_weekly: int</text:span></text:p>
          <text:p text:style-name="P5"><text:span text:style-name="T1">- alcohol_units_weekly: i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.44cm" svg:x="15.25cm" svg:y="15.5cm">
          <text:p text:style-name="P3"><text:span text:style-name="T2">Patient rec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3.56cm" svg:x="15.25cm" svg:y="19.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cm" svg:height="3.31cm" svg:x="31.75cm" svg:y="3.19cm">
          <text:p text:style-name="P1"><text:span text:style-name="T1">- name: Name</text:span></text:p>
          <text:p text:style-name="P1"><text:span text:style-name="T1">- home_address: Address</text:span></text:p>
          <text:p text:style-name="P1"><text:span text:style-name="T1">- qualifications: Qualifications[]</text:span></text:p>
          <text:p text:style-name="P1"><text:span text:style-name="T1">- disqualifications: Disqualifications[]</text:span></text:p>
          <text:p text:style-name="P1"><text:span text:style-name="T1">- pay_band: int</text:span></text:p>
          <text:p text:style-name="P1"><text:span text:style-name="T1">- current_staff: boo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8cm" svg:height="1.25cm" svg:x="1cm" svg:y="27.75cm">
          <text:p text:style-name="P5"><text:span text:style-name="T1">Note: UML diagram features attributes with classes not defined here, but they could be hacked as String instead… also, many methods omitted!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cm" svg:height="2.56cm" svg:x="14.75cm" svg:y="7.19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cm" svg:height="1.44cm" svg:x="14.75cm" svg:y="5.75cm">
          <text:p text:style-name="P3"><text:span text:style-name="T2">Diagnosi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cm" svg:height="3.56cm" svg:x="14.75cm" svg:y="9.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5cm" svg:height="2.56cm" svg:x="5.25cm" svg:y="16.19cm">
          <text:p text:style-name="P5"><text:span text:style-name="T1">- prescriptions: Prescription[]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5cm" svg:height="1.44cm" svg:x="5.25cm" svg:y="14.75cm">
          <text:p text:style-name="P3"><text:span text:style-name="T2">Treat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6.5cm" svg:height="3.56cm" svg:x="5.25cm" svg:y="18.69cm">
          <text:p text:style-name="P5"><text:span text:style-name="T1">- set_add_prescription: Prescription</text:span></text:p>
          <text:p text:style-name="P5"><text:span text:style-name="T1">- set_remove_prescription: Prescription</text:span></text:p>
          <text:p text:style-name="P5"><text:span text:style-name="T1">- get_prescriptions: Prescription[]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8.5cm" svg:y1="5.25cm" svg:x2="31.75cm" svg:y2="5.25cm">
          <text:p/>
        </draw:line>
        <draw:line draw:style-name="gr17" draw:text-style-name="P8" draw:layer="layout" svg:x1="26cm" svg:y1="10.25cm" svg:x2="26cm" svg:y2="14.5cm">
          <text:p/>
        </draw:line>
        <draw:line draw:style-name="gr17" draw:text-style-name="P8" draw:layer="layout" svg:x1="30cm" svg:y1="14.5cm" svg:x2="33.5cm" svg:y2="11.25cm">
          <text:p/>
        </draw:line>
        <draw:frame draw:style-name="gr18" draw:text-style-name="P10" draw:layer="layout" svg:width="1.25cm" svg:height="1.212cm" svg:x="26.296cm" svg:y="10.579cm">
          <draw:text-box>
            <text:p text:style-name="P9">1</text:p>
          </draw:text-box>
        </draw:frame>
        <draw:frame draw:style-name="gr19" draw:text-style-name="P10" draw:layer="layout" svg:width="1.103cm" svg:height="0.962cm" svg:x="26.397cm" svg:y="13.5cm">
          <draw:text-box>
            <text:p text:style-name="P9">*</text:p>
          </draw:text-box>
        </draw:frame>
        <draw:frame draw:style-name="gr19" draw:text-style-name="P10" draw:layer="layout" svg:width="1.25cm" svg:height="0.962cm" svg:x="28.75cm" svg:y="4.25cm">
          <draw:text-box>
            <text:p text:style-name="P9">*</text:p>
          </draw:text-box>
        </draw:frame>
        <draw:frame draw:style-name="gr19" draw:text-style-name="P10" draw:layer="layout" svg:width="1.103cm" svg:height="0.962cm" svg:x="30.256cm" svg:y="14.578cm">
          <draw:text-box>
            <text:p text:style-name="P9">*</text:p>
          </draw:text-box>
        </draw:frame>
        <draw:frame draw:style-name="gr18" draw:text-style-name="P10" draw:layer="layout" svg:width="1.25cm" svg:height="1.212cm" svg:x="33.5cm" svg:y="11.538cm">
          <draw:text-box>
            <text:p text:style-name="P9">*</text:p>
          </draw:text-box>
        </draw:frame>
        <draw:frame draw:style-name="gr20" draw:text-style-name="P10" draw:layer="layout" svg:width="1.75cm" svg:height="1.673cm" svg:x="30.25cm" svg:y="5.577cm">
          <draw:text-box>
            <text:p text:style-name="P9">1..*</text:p>
          </draw:text-box>
        </draw:frame>
        <draw:line draw:style-name="gr17" draw:text-style-name="P8" draw:layer="layout" svg:x1="30cm" svg:y1="17.75cm" svg:x2="33.25cm" svg:y2="17.75cm">
          <text:p/>
        </draw:line>
        <draw:line draw:style-name="gr17" draw:text-style-name="P8" draw:layer="layout" svg:x1="21.25cm" svg:y1="17.75cm" svg:x2="24.5cm" svg:y2="17.75cm">
          <text:p/>
        </draw:line>
        <draw:custom-shape draw:style-name="gr21" draw:text-style-name="P11" draw:layer="layout" svg:width="1cm" svg:height="0.5cm" svg:x="23.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10" draw:layer="layout" svg:width="1.103cm" svg:height="0.962cm" svg:x="32.147cm" svg:y="16.75cm">
          <draw:text-box>
            <text:p text:style-name="P9">*</text:p>
          </draw:text-box>
        </draw:frame>
        <draw:frame draw:style-name="gr18" draw:text-style-name="P10" draw:layer="layout" svg:width="1.25cm" svg:height="1.212cm" svg:x="30.25cm" svg:y="16.538cm">
          <draw:text-box>
            <text:p text:style-name="P9">1</text:p>
          </draw:text-box>
        </draw:frame>
        <draw:frame draw:style-name="gr18" draw:text-style-name="P10" draw:layer="layout" svg:width="1.25cm" svg:height="1.212cm" svg:x="23.5cm" svg:y="16.25cm">
          <draw:text-box>
            <text:p text:style-name="P9">1</text:p>
          </draw:text-box>
        </draw:frame>
        <draw:frame draw:style-name="gr18" draw:text-style-name="P10" draw:layer="layout" svg:width="1.25cm" svg:height="1.212cm" svg:x="21.5cm" svg:y="16.288cm">
          <draw:text-box>
            <text:p text:style-name="P9">1</text:p>
          </draw:text-box>
        </draw:frame>
        <draw:line draw:style-name="gr17" draw:text-style-name="P8" draw:layer="layout" svg:x1="11.75cm" svg:y1="17.5cm" svg:x2="15.25cm" svg:y2="17.5cm">
          <text:p/>
        </draw:line>
        <draw:line draw:style-name="gr17" draw:text-style-name="P8" draw:layer="layout" svg:x1="16.75cm" svg:y1="13.25cm" svg:x2="16.75cm" svg:y2="15.5cm">
          <text:p/>
        </draw:line>
        <draw:custom-shape draw:style-name="gr21" draw:text-style-name="P11" draw:layer="layout" svg:width="1cm" svg:height="0.5cm" svg:x="14.25cm" svg:y="17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draw:layer="layout" svg:width="1cm" svg:height="0.5cm" svg:x="16.25cm" svg:y="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0" draw:layer="layout" svg:width="1.25cm" svg:height="1.212cm" svg:x="14.25cm" svg:y="16.038cm">
          <draw:text-box>
            <text:p text:style-name="P9">1</text:p>
          </draw:text-box>
        </draw:frame>
        <draw:frame draw:style-name="gr18" draw:text-style-name="P10" draw:layer="layout" svg:width="1.25cm" svg:height="1.212cm" svg:x="17.25cm" svg:y="14.75cm">
          <draw:text-box>
            <text:p text:style-name="P9">1</text:p>
          </draw:text-box>
        </draw:frame>
        <draw:frame draw:style-name="gr19" draw:text-style-name="P10" draw:layer="layout" svg:width="1.103cm" svg:height="0.962cm" svg:x="17cm" svg:y="13.288cm">
          <draw:text-box>
            <text:p text:style-name="P9">*</text:p>
          </draw:text-box>
        </draw:frame>
        <draw:frame draw:style-name="gr19" draw:text-style-name="P10" draw:layer="layout" svg:width="1.103cm" svg:height="0.962cm" svg:x="11.75cm" svg:y="16.5cm">
          <draw:text-box>
            <text:p text:style-name="P9">*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7:02:12.681921873</meta:creation-date>
    <dc:date>2024-02-05T18:11:30.502123604</dc:date>
    <meta:editing-duration>PT1H9M4S</meta:editing-duration>
    <meta:editing-cycles>25</meta:editing-cycles>
    <meta:generator>LibreOffice/7.4.7.2$Linux_X86_64 LibreOffice_project/40$Build-2</meta:generator>
    <meta:document-statistic meta:object-count="46"/>
  </office:meta>
</office:document-meta>
</file>